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d55fe"/>
    </style:style>
    <style:style style:name="P3" style:family="paragraph" style:parent-style-name="Table_20_Contents">
      <style:text-properties officeooo:rsid="000d55fe" officeooo:paragraph-rsid="000d55fe"/>
    </style:style>
    <style:style style:name="P4" style:family="paragraph" style:parent-style-name="Table_20_Contents">
      <style:text-properties officeooo:rsid="000f82ff" officeooo:paragraph-rsid="000f82ff"/>
    </style:style>
    <style:style style:name="P5" style:family="paragraph" style:parent-style-name="Table_20_Contents">
      <style:text-properties officeooo:rsid="0012e65f" officeooo:paragraph-rsid="0012e65f"/>
    </style:style>
    <style:style style:name="P6" style:family="paragraph" style:parent-style-name="Table_20_Contents">
      <style:text-properties officeooo:paragraph-rsid="00171b07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6895e" officeooo:paragraph-rsid="0016895e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attore">
      <style:text-properties officeooo:rsid="000f82ff" officeooo:paragraph-rsid="000f82ff"/>
    </style:style>
    <style:style style:name="P11" style:family="paragraph" style:parent-style-name="Azione_20_attore" style:list-style-name="L1">
      <style:text-properties officeooo:rsid="000f82ff" officeooo:paragraph-rsid="000f82ff"/>
    </style:style>
    <style:style style:name="P12" style:family="paragraph" style:parent-style-name="Azione_20_attore" style:list-style-name="L1">
      <style:text-properties officeooo:rsid="000f82ff" officeooo:paragraph-rsid="0010d2c3"/>
    </style:style>
    <style:style style:name="P13" style:family="paragraph" style:parent-style-name="Azione_20_attore">
      <style:text-properties officeooo:paragraph-rsid="000f82ff"/>
    </style:style>
    <style:style style:name="P14" style:family="paragraph" style:parent-style-name="Azione_20_attore" style:list-style-name="L1">
      <style:text-properties officeooo:rsid="0010d2c3" officeooo:paragraph-rsid="0010d2c3"/>
    </style:style>
    <style:style style:name="P15" style:family="paragraph" style:parent-style-name="Azione_20_attore">
      <style:text-properties officeooo:rsid="0010d2c3" officeooo:paragraph-rsid="0018b3c6"/>
    </style:style>
    <style:style style:name="P16" style:family="paragraph" style:parent-style-name="Azione_20_attore">
      <style:text-properties officeooo:paragraph-rsid="0018b3c6"/>
    </style:style>
    <style:style style:name="P17" style:family="paragraph" style:parent-style-name="Table_20_Contents" style:list-style-name="L2">
      <style:text-properties officeooo:rsid="000e712e" officeooo:paragraph-rsid="000e712e"/>
    </style:style>
    <style:style style:name="P18" style:family="paragraph" style:parent-style-name="Azione_20_sistema">
      <style:text-properties officeooo:rsid="000f82ff" officeooo:paragraph-rsid="000f82ff"/>
    </style:style>
    <style:style style:name="P19" style:family="paragraph" style:parent-style-name="Azione_20_sistema" style:list-style-name="L1">
      <style:text-properties officeooo:rsid="000f82ff" officeooo:paragraph-rsid="000f82ff"/>
    </style:style>
    <style:style style:name="P20" style:family="paragraph" style:parent-style-name="Azione_20_sistema" style:list-style-name="L1">
      <style:text-properties officeooo:rsid="000f82ff" officeooo:paragraph-rsid="0010d2c3"/>
    </style:style>
    <style:style style:name="P21" style:family="paragraph" style:parent-style-name="Azione_20_sistema" style:list-style-name="L1">
      <style:text-properties officeooo:rsid="0010d2c3" officeooo:paragraph-rsid="0010d2c3"/>
    </style:style>
    <style:style style:name="P22" style:family="paragraph" style:parent-style-name="Azione_20_sistema">
      <style:text-properties officeooo:rsid="0010d2c3" officeooo:paragraph-rsid="0018b3c6"/>
    </style:style>
    <style:style style:name="P23" style:family="paragraph" style:parent-style-name="Azione_20_sistema">
      <style:text-properties officeooo:paragraph-rsid="0018b3c6"/>
    </style:style>
    <style:style style:name="P24" style:family="paragraph" style:parent-style-name="Azione_20_sistema" style:list-style-name="L1">
      <style:paragraph-properties fo:margin-left="0cm" fo:margin-right="0cm" fo:text-indent="0cm" style:auto-text-indent="false"/>
      <style:text-properties officeooo:rsid="0010d2c3" officeooo:paragraph-rsid="0010d2c3"/>
    </style:style>
    <style:style style:name="P25" style:family="paragraph" style:parent-style-name="Azione_20_sistema">
      <style:paragraph-properties fo:margin-left="0cm" fo:margin-right="0cm" fo:text-indent="0cm" style:auto-text-indent="false"/>
      <style:text-properties officeooo:paragraph-rsid="0018b3c6"/>
    </style:style>
    <style:style style:name="T1" style:family="text">
      <style:text-properties officeooo:rsid="000d55fe"/>
    </style:style>
    <style:style style:name="T2" style:family="text">
      <style:text-properties officeooo:rsid="000e712e"/>
    </style:style>
    <style:style style:name="T3" style:family="text">
      <style:text-properties officeooo:rsid="000f1de7"/>
    </style:style>
    <style:style style:name="T4" style:family="text">
      <style:text-properties officeooo:rsid="000f82ff"/>
    </style:style>
    <style:style style:name="T5" style:family="text">
      <style:text-properties officeooo:rsid="0010d2c3"/>
    </style:style>
    <style:style style:name="T6" style:family="text">
      <style:text-properties officeooo:rsid="0011e305"/>
    </style:style>
    <style:style style:name="T7" style:family="text">
      <style:text-properties officeooo:rsid="001d2472"/>
    </style:style>
    <style:style style:name="T8" style:family="text">
      <style:text-properties officeooo:rsid="0018b3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Iscrizione Personale o Stude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</text:span><text:span text:style-name="T4">autenticandosi</text:span><text:span text:style-name="T1"> per compilare il modulo di domanda per il bando all'asilo Nid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631084" text:style-name="Numerazione_20_UC">
              <text:list-item text:start-value="1">
                <text:p text:style-name="P10">L'utente accede alla pagina contente il form di compilazione.</text:p>
                <text:p text:style-name="P18"/>
              </text:list-item>
              <text:list-item>
                <text:p text:style-name="P18">Il sistema mostra la pagina richiesta ed attende un eventuale commit.</text:p>
                <text:p text:style-name="P10"/>
              </text:list-item>
              <text:list-item>
                <text:p text:style-name="P13"><text:span text:style-name="T4">L'utente inizia la compilazione dei campi </text:span><text:span text:style-name="T5">del richiedente</text:span><text:span text:style-name="T4">:</text:span></text:p>
              </text:list-item>
            </text:list>
            <text:list xml:id="list20628324" text:style-name="L1">
              <text:list-item>
                <text:p text:style-name="P19">Nome : stringa di caratteri</text:p>
              </text:list-item>
              <text:list-item>
                <text:p text:style-name="P11">Cognome: stringa di caratteri</text:p>
              </text:list-item>
              <text:list-item>
                <text:p text:style-name="P19">Luogo di nascita: stringa di caratteri</text:p>
              </text:list-item>
              <text:list-item>
                <text:p text:style-name="P14">Data di nascita: sequenza di interi</text:p>
              </text:list-item>
              <text:list-item>
                <text:p text:style-name="P21">Residenza: stringa di caratteri</text:p>
              </text:list-item>
              <text:list-item>
                <text:p text:style-name="P14">indirizzo: stringa di caratteri</text:p>
              </text:list-item>
              <text:list-item>
                <text:p text:style-name="P21">telefono: sequenza di interi</text:p>
              </text:list-item>
              <text:list-item>
                <text:p text:style-name="P14">email: stringa di caratteri</text:p>
              </text:list-item>
            </text:list>
            <text:list xml:id="list20664841" text:continue-list="list20631084" text:style-name="Numerazione_20_UC">
              <text:list-header>
                <text:p text:style-name="P22"><text:span text:style-name="T8"/></text:p>
              </text:list-header>
              <text:list-item>
                <text:p text:style-name="P15">Sbarra la casella di interesse per dichiarare la sua posizione all'interno dell'ateneo.</text:p>
                <text:p text:style-name="P22"><text:span text:style-name="T8"/></text:p>
              </text:list-item>
              <text:list-item>
                <text:p text:style-name="P15">Continua compilando la sezione relativa ai dati del bambino:</text:p>
              </text:list-item>
            </text:list>
            <text:list xml:id="list20664437" text:continue-list="list20628324" text:style-name="L1">
              <text:list-item>
                <text:p text:style-name="P20">Nome : stringa di caratteri</text:p>
              </text:list-item>
              <text:list-item>
                <text:p text:style-name="P12">Cognome: stringa di caratteri</text:p>
              </text:list-item>
              <text:list-item>
                <text:p text:style-name="P20">Luogo di nascita: stringa di caratteri</text:p>
              </text:list-item>
              <text:list-item>
                <text:p text:style-name="P14">Data di nascita: sequenza di interi</text:p>
              </text:list-item>
              <text:list-item>
                <text:p text:style-name="P21">Residenza: stringa di caratteri</text:p>
              </text:list-item>
              <text:list-item>
                <text:p text:style-name="P14">indirizzo: stringa di caratteri</text:p>
              </text:list-item>
            </text:list>
            <text:list xml:id="list20652645" text:continue-list="list20664841" text:style-name="Numerazione_20_UC">
              <text:list-header>
                <text:p text:style-name="P22"><text:span text:style-name="T8"/></text:p>
              </text:list-header>
              <text:list-item>
                <text:p text:style-name="P15">Sbarra la casella selezionando il tipo di servizio desiderato.</text:p>
                <text:p text:style-name="P22"><text:span text:style-name="T8"/></text:p>
              </text:list-item>
              <text:list-item>
                <text:p text:style-name="P16"><text:span text:style-name="T6">Sbarra le casella relative al tipo di materiale da allegare alla domanda.</text:span></text:p>
                <text:p text:style-name="P25"><text:span text:style-name="T8"/></text:p>
              </text:list-item>
              <text:list-item>
                <text:p text:style-name="P16"><text:span text:style-name="T6">Sottomette la domanda.</text:span></text:p>
                <text:p text:style-name="P23"><text:span text:style-name="T6"/></text:p>
              </text:list-item>
              <text:list-item>
                <text:p text:style-name="P23"><text:span text:style-name="T6">Il sistema visualizza un messaggio di avvenuto invio e corretta compilazione</text:span></text:p>
              </text:list-item>
            </text:list>
            <text:list xml:id="list20657899" text:continue-list="list20664437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24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conferma la corretta compilazione dei campi e il relativo invio della domanda agli uffici di competenz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0631086" text:style-name="L2">
              <text:list-item>
                <text:p text:style-name="P17">Nel caso di errata compilazione dei campi, il sistema mostra all’utente una schermata di errore e invita alla revisione del campo interr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<text:span text:style-name="T2">Il sistema deve garantire la corretta </text:span><text:span text:style-name="T3">compilazione e </text:span><text:span text:style-name="T2">trasmissione dei dati </text:span><text:soft-page-break/><text:span text:style-name="T2">inseriti dall'utente </text:span><text:span text:style-name="T7">il tutto deve avvenire in non più di 7 secondi</text:span><text:span text:style-name="T2">.</text:span></text:p>
          </table:table-cell>
        </table:table-row>
      </table:table>
      <text:p text:style-name="P8"/>
      <text:p text:style-name="P9">UC_A_4 Compila modulo di iscrizione per personale universitario e studen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0:44:41.20</meta:creation-date>
    <meta:editing-duration>PT43M4S</meta:editing-duration>
    <meta:editing-cycles>12</meta:editing-cycles>
    <meta:generator>LibreOffice/3.6$Windows_x86 LibreOffice_project/da8c1e6-fd468f4-454e206-f42a4a9-143cfd</meta:generator>
    <dc:date>2012-10-24T00:52:32.32</dc:date>
    <meta:document-statistic meta:table-count="1" meta:image-count="0" meta:object-count="0" meta:page-count="2" meta:paragraph-count="39" meta:word-count="287" meta:character-count="1794" meta:non-whitespace-character-count="1570"/>
  </office:meta>
</office:document-meta>
</file>